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" style:parent-style-name="TableContents" style:family="paragraph">
      <style:text-properties fo:language="ru" fo:country="RU"/>
    </style:style>
    <style:style style:name="TableRow29" style:family="table-row">
      <style:table-row-properties style:min-row-height="0.7756in"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ableCell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P55" style:parent-style-name="TableContents" style:family="paragraph">
      <style:text-properties fo:language="ru" fo:country="RU"/>
    </style:style>
    <style:style style:name="P56" style:parent-style-name="TableContents" style:family="paragraph">
      <style:text-properties fo:language="ru" fo:country="RU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text-properties fo:language="ru" fo:country="RU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" style:parent-style-name="TableContents" style:family="paragraph">
      <style:text-properties fo:language="ru" fo:country="RU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 fo:language="ru" fo:country="RU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fo:language="ru" fo:country="RU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P87" style:parent-style-name="TableContents" style:family="paragraph">
      <style:text-properties fo:language="ru" fo:country="RU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P9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амбачеков Мурат Алим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Инструмент одного из<text:s/>принципов ООП полиморфизма в результате которого метод меняет своё поведение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Вложенные статические, вложенные <text:s/>нестатические, локальные, анонимные.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P28">Запретить наследование класса. Запретить изменение переменной. Запретить переопределение метода. Запретить изменение аргумента. Запретить изменение ссылки на объект, как в аргументах так и в переменной.</text:p>
          </table:table-cell>
        </table:table-row>
        <table:table-row table:style-name="TableRow29">
          <table:table-cell table:style-name="TableCell30">
            <text:p text:style-name="TableContents"><text:span text:style-name="T31">Какие есть варианты использования ключевого слова<text:s/></text:span>try<text:span text:style-name="T32">?</text:span></text:p>
          </table:table-cell>
          <table:table-cell table:style-name="TableCell33">
            <text:p text:style-name="TableContents">catch<text:span text:style-name="T34"><text:s/>– для перехвата<text:s/></text:span><text:span text:style-name="T35">ошибки.</text:span></text:p>
            <text:p text:style-name="TableContents">finally<text:span text:style-name="T36"><text:s/>– для исполнения обязательного завершающего действия.</text:span></text:p>
            <text:p text:style-name="TableContents"><text:span text:style-name="T37">Еще есть<text:s/></text:span>try<text:span text:style-name="T38"><text:s/></text:span>with<text:span text:style-name="T39"><text:s/></text:span>resources<text:span text:style-name="T40"><text:s/>для освобождения ресурсов</text:span></text:p>
          </table:table-cell>
        </table:table-row>
        <table:table-row table:style-name="TableRow41">
          <table:table-cell table:style-name="TableCell42">
            <text:p text:style-name="TableContents"><text:span text:style-name="T43">Какие есть стандартные реализации интерфейса<text:s/></text:span>List<text:span text:style-name="T44"><text:s/>и в каких ситуациях их нужно использовать?</text:span></text:p>
          </table:table-cell>
          <table:table-cell table:style-name="TableCell45">
            <text:p text:style-name="TableContents">ArrayList<text:span text:style-name="T46"><text:s/>лучше использовать для взяти</text:span><text:span text:style-name="T47">я и присваивания элемента (</text:span>get<text:span text:style-name="T48">,<text:s/></text:span>set<text:span text:style-name="T49">)</text:span></text:p>
            <text:p text:style-name="TableContents">LinkedList<text:span text:style-name="T50"><text:s/>лучше использовать для вставки и удаления элемента (</text:span>add<text:span text:style-name="T51">(</text:span>i<text:span text:style-name="T52">,<text:s/></text:span>v<text:span text:style-name="T53">),<text:s/></text:span>remove<text:span text:style-name="T54">)</text:span></text:p>
            <text:p text:style-name="P55">Следовательно нужно выбирать тот лист чье методы будут чаще использоваться.</text:p>
            <text:p text:style-name="P56"/>
          </table:table-cell>
        </table:table-row>
        <table:table-row table:style-name="TableRow57">
          <table:table-cell table:style-name="TableCell58">
            <text:p text:style-name="P59">В чём основная идея стримов из пакета java.util.stream?</text:p>
          </table:table-cell>
          <table:table-cell table:style-name="TableCell60">
            <text:p text:style-name="P61">Обработка потоков в функциональном стиле.</text:p>
          </table:table-cell>
        </table:table-row>
        <table:table-row table:style-name="TableRow62">
          <table:table-cell table:style-name="TableCell63" table:number-columns-spanned="2">
            <text:p text:style-name="P64">Разное</text:p>
          </table:table-cell>
          <table:covered-table-cell/>
        </table:table-row>
        <table:table-row table:style-name="TableRow65">
          <table:table-cell table:style-name="TableCell66">
            <text:p text:style-name="P67">Каким критериям должна удовлетворять «хорошая» хэш-функция?</text:p>
          </table:table-cell>
          <table:table-cell table:style-name="TableCell68">
            <text:p text:style-name="P69">Скорость и минимизация столкновения одинаковых значений.</text:p>
          </table:table-cell>
        </table:table-row>
        <table:table-row table:style-name="TableRow70">
          <table:table-cell table:style-name="TableCell71">
            <text:p text:style-name="TableContents"><text:span text:style-name="T72">В чём причина популярности и широкого распространения кодировки<text:s/></text:span>UTF<text:span text:style-name="T73">-8?</text:span></text:p>
          </table:table-cell>
          <table:table-cell table:style-name="TableCell74">
            <text:p text:style-name="TableContents"><text:span text:style-name="T75">В<text:s/></text:span>UTF<text:span text:style-name="T76">-8<text:s/></text:span><text:span text:style-name="T77">латинские буквы кодируются одним байтом</text:span></text:p>
          </table:table-cell>
        </table:table-row>
        <table:table-row table:style-name="TableRow78">
          <table:table-cell table:style-name="TableCell79">
            <text:p text:style-name="TableContents"><text:span text:style-name="T80">Сравните форматы<text:s/></text:span>XML<text:span text:style-name="T81"><text:s/>и<text:s/></text:span>JSON<text:span text:style-name="T82">. Когда какой использовать?</text:span></text:p>
          </table:table-cell>
          <table:table-cell table:style-name="TableCell83">
            <text:p text:style-name="TableContents">XML<text:span text:style-name="T84"><text:s/>обычно используется для конфигурационных файлов.</text:span></text:p>
            <text:p text:style-name="TableContents">JSON<text:span text:style-name="T85"><text:s/>проще сериализовать/десериализовать объекты, часто используется на<text:s/></text:span>web<text:span text:style-name="T86">-проектах.</text:span></text:p>
            <text:p text:style-name="P87"/>
          </table:table-cell>
        </table:table-row>
        <table:table-row table:style-name="TableRow88">
          <table:table-cell table:style-name="TableCell89">
            <text:p text:style-name="TableContents"><text:span text:style-name="T90">Опишите что будет п</text:span><text:span text:style-name="T91">роисходить «под капотом» после ввода адреса сайта в браузере и нажатия<text:s/></text:span>Enter<text:span text:style-name="T92">?</text:span></text:p>
          </table:table-cell>
          <table:table-cell table:style-name="TableCell93">
            <text:p text:style-name="TableContents"><text:span text:style-name="T94">Для определения<text:s/></text:span>IP<text:span text:style-name="T95">-адрес прежде чем браузер обратится к<text:s/></text:span>DNS<text:span text:style-name="T96">, браузер начнёт поиск в следующем порядке: история запросов, операционная система, кэш роутера. После установки соедин</text:span><text:span text:style-name="T97">ения с сервером, браузер отправляет<text:s/></text:span>GET<text:span text:style-name="T98">-запрос на стандартный порт, где далее с ним работает сервлет (если он установлен).</text:span>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in</meta:initial-creator>
    <dc:creator>Main</dc:creator>
    <meta:creation-date>2017-10-20T23:40:00Z</meta:creation-date>
    <dc:date>2021-04-17T11:23:00Z</dc:date>
    <meta:template xlink:href="Normal.dotm" xlink:type="simple"/>
    <meta:editing-cycles>1</meta:editing-cycles>
    <meta:editing-duration>PT5100S</meta:editing-duration>
    <meta:document-statistic meta:page-count="1" meta:paragraph-count="4" meta:word-count="310" meta:character-count="2076" meta:row-count="14" meta:non-whitespace-character-count="1770"/>
  </office:meta>
</office:document-meta>
</file>